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1.169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1.905cm" svg:x="1.635cm" svg:y="1.508cm">
          <text:p text:style-name="P1">Breadth-first search for </text:p>
          <text:p text:style-name="P1">shortest path from A to B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.477cm" svg:height="1.778cm" svg:x="11.541cm" svg:y="9.382cm">
          <text:p text:style-name="P1">Take next line </text:p>
          <text:p text:style-name="P1">segment from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461cm" svg:height="2.413cm" svg:x="3.159cm" svg:y="4.81cm">
          <text:p text:style-name="P1">List of white </text:p>
          <text:p text:style-name="P1">line segments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" draw:text-style-name="P1" draw:layer="layout" svg:x1="5.89cm" svg:y1="3.413cm" svg:x2="5.89cm" svg:y2="4.81cm" draw:start-shape="id1" draw:start-glue-point="6" draw:end-shape="id2" draw:end-glue-point="4" svg:d="M5890 3413v1397" svg:viewBox="0 0 1 1398">
          <text:p/>
        </draw:connector>
        <draw:connector draw:style-name="gr2" draw:text-style-name="P1" draw:layer="layout" svg:x1="5.89cm" svg:y1="7.223cm" svg:x2="5.89cm" svg:y2="8.747cm" draw:start-shape="id2" draw:start-glue-point="6" draw:end-shape="id3" draw:end-glue-point="4" svg:d="M5890 7223v1524" svg:viewBox="0 0 1 1525">
          <text:p/>
        </draw:connector>
        <draw:custom-shape draw:style-name="gr1" draw:text-style-name="P1" xml:id="id3" draw:id="id3" draw:layer="layout" svg:width="7.493cm" svg:height="3.048cm" svg:x="2.143cm" svg:y="8.747cm">
          <text:p text:style-name="P1">Any line segments </text:p>
          <text:p text:style-name="P1">left to follow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636cm" svg:y1="10.271cm" svg:x2="11.541cm" svg:y2="10.271cm" draw:start-shape="id3" draw:start-glue-point="7" draw:end-shape="id4" draw:end-glue-point="5" svg:d="M9636 10271h1905" svg:viewBox="0 0 1906 1">
          <text:p/>
        </draw:connector>
        <draw:connector draw:style-name="gr2" draw:text-style-name="P1" draw:layer="layout" svg:x1="5.89cm" svg:y1="11.795cm" svg:x2="5.89cm" svg:y2="37.195cm" draw:start-shape="id3" draw:start-glue-point="6" draw:end-shape="id5" draw:end-glue-point="4" svg:d="M5890 11795v25400" svg:viewBox="0 0 1 25401">
          <text:p/>
        </draw:connector>
        <draw:custom-shape draw:style-name="gr1" draw:text-style-name="P1" xml:id="id5" draw:id="id5" draw:layer="layout" svg:width="7.239cm" svg:height="1.397cm" svg:x="2.27cm" svg:y="37.195cm">
          <text:p text:style-name="P1">Arrived at destin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78cm" svg:y1="11.16cm" svg:x2="14.78cm" svg:y2="12.557cm" draw:start-shape="id4" draw:start-glue-point="6" draw:end-shape="id6" draw:end-glue-point="4" svg:d="M14780 11160v1397" svg:viewBox="0 0 1 1398">
          <text:p/>
        </draw:connector>
        <draw:custom-shape draw:style-name="gr1" draw:text-style-name="P1" xml:id="id6" draw:id="id6" draw:layer="layout" svg:width="6.477cm" svg:height="3.175cm" svg:x="11.541cm" svg:y="12.557cm">
          <text:p text:style-name="P1">Robot orientation </text:p>
          <text:p text:style-name="P1">matche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7" draw:id="id7" draw:layer="layout" svg:width="6.858cm" svg:height="1.905cm" svg:x="19.669cm" svg:y="13.192cm">
          <text:p text:style-name="P1">Rotate robot to match </text:p>
          <text:p text:style-name="P1">line orienta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018cm" svg:y1="14.145cm" svg:x2="19.669cm" svg:y2="14.145cm" draw:start-shape="id6" draw:start-glue-point="7" draw:end-shape="id7" draw:end-glue-point="5" svg:d="M18018 14145h1651" svg:viewBox="0 0 1652 1">
          <text:p/>
        </draw:connector>
        <draw:custom-shape draw:style-name="gr1" draw:text-style-name="P1" xml:id="id8" draw:id="id8" draw:layer="layout" svg:width="10.287cm" svg:height="1.905cm" svg:x="9.636cm" svg:y="17.383cm">
          <text:p text:style-name="P1">Control loop calculates motor</text:p>
          <text:p text:style-name="P1">demand to continue following li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3.098cm" svg:y1="15.097cm" svg:x2="19.923cm" svg:y2="18.336cm" draw:start-shape="id7" draw:start-glue-point="6" draw:end-shape="id8" draw:end-glue-point="7" svg:d="M23098 15097v3239h-3175" svg:viewBox="0 0 3176 3240">
          <text:p/>
        </draw:connector>
        <draw:connector draw:style-name="gr2" draw:text-style-name="P1" draw:layer="layout" svg:x1="14.78cm" svg:y1="15.732cm" svg:x2="14.78cm" svg:y2="17.383cm" draw:start-shape="id6" draw:start-glue-point="6" draw:end-shape="id8" draw:end-glue-point="4" svg:d="M14780 15732v1651" svg:viewBox="0 0 1 1652">
          <text:p/>
        </draw:connector>
        <draw:custom-shape draw:style-name="gr1" draw:text-style-name="P1" xml:id="id9" draw:id="id9" draw:layer="layout" svg:width="8.509cm" svg:height="1.778cm" svg:x="10.525cm" svg:y="20.558cm">
          <text:p text:style-name="P1">Send demand to mo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78cm" svg:y1="19.288cm" svg:x2="14.78cm" svg:y2="20.558cm" draw:start-shape="id8" draw:start-glue-point="6" draw:end-shape="id9" draw:end-glue-point="4" svg:d="M14780 19288v1270" svg:viewBox="0 0 1 1271">
          <text:p/>
        </draw:connector>
        <draw:custom-shape draw:style-name="gr1" draw:text-style-name="P1" xml:id="id12" draw:id="id12" draw:layer="layout" svg:width="6.985cm" svg:height="2.667cm" svg:x="11.287cm" svg:y="29.575cm">
          <text:p text:style-name="P1">Are we lo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4.78cm" svg:y1="22.336cm" svg:x2="14.78cm" svg:y2="23.606cm" draw:start-shape="id9" draw:start-glue-point="6" draw:end-shape="id10" draw:end-glue-point="4" svg:d="M14780 22336v1270" svg:viewBox="0 0 1 1271">
          <text:p/>
        </draw:connector>
        <draw:custom-shape draw:style-name="gr1" draw:text-style-name="P1" xml:id="id14" draw:id="id14" draw:layer="layout" svg:width="5.969cm" svg:height="2.54cm" svg:x="11.795cm" svg:y="33.766cm">
          <text:p text:style-name="P1">Are we at a </text:p>
          <text:p text:style-name="P1">crossroa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" draw:id="id10" draw:layer="layout" svg:width="8.255cm" svg:height="1.651cm" svg:x="10.652cm" svg:y="23.606cm">
          <text:p text:style-name="P1">Wait for 0.1 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78cm" svg:y1="25.257cm" svg:x2="14.78cm" svg:y2="26.654cm" draw:start-shape="id10" draw:start-glue-point="6" draw:end-shape="id11" draw:end-glue-point="4" svg:d="M14780 25257v1397" svg:viewBox="0 0 1 1398">
          <text:p/>
        </draw:connector>
        <draw:custom-shape draw:style-name="gr1" draw:text-style-name="P1" xml:id="id11" draw:id="id11" draw:layer="layout" svg:width="7.493cm" svg:height="1.778cm" svg:x="11.033cm" svg:y="26.654cm">
          <text:p text:style-name="P1">Process line sensor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6.096cm" svg:height="1.905cm" svg:x="20.05cm" svg:y="29.956cm">
          <text:p text:style-name="P1">Initiate recove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272cm" svg:y1="30.909cm" svg:x2="20.05cm" svg:y2="30.909cm" draw:start-shape="id12" draw:start-glue-point="7" draw:end-shape="id13" draw:end-glue-point="5" svg:d="M18272 30909h1778" svg:viewBox="0 0 1779 1">
          <text:p/>
        </draw:connector>
        <draw:connector draw:style-name="gr2" draw:text-style-name="P1" draw:layer="layout" svg:x1="23.098cm" svg:y1="29.956cm" svg:x2="19.923cm" svg:y2="18.336cm" draw:start-shape="id13" draw:start-glue-point="4" draw:end-shape="id8" draw:end-glue-point="7" svg:d="M23098 29956v-11620h-3175" svg:viewBox="0 0 3176 11621">
          <text:p/>
        </draw:connector>
        <draw:connector draw:style-name="gr2" draw:text-style-name="P1" draw:layer="layout" svg:x1="14.78cm" svg:y1="28.432cm" svg:x2="14.78cm" svg:y2="29.575cm" draw:start-shape="id11" draw:start-glue-point="6" draw:end-shape="id12" draw:end-glue-point="4" svg:d="M14780 28432v1143" svg:viewBox="0 0 1 1144">
          <text:p/>
        </draw:connector>
        <draw:connector draw:style-name="gr2" draw:text-style-name="P1" draw:layer="layout" svg:x1="14.78cm" svg:y1="32.242cm" svg:x2="14.78cm" svg:y2="33.766cm" draw:start-shape="id12" draw:start-glue-point="6" draw:end-shape="id14" draw:end-glue-point="4" svg:d="M14780 32242v1524" svg:viewBox="0 0 1 1525">
          <text:p/>
        </draw:connector>
        <draw:connector draw:style-name="gr2" draw:text-style-name="P1" draw:layer="layout" draw:line-skew="6.992cm" svg:x1="17.764cm" svg:y1="35.036cm" svg:x2="19.923cm" svg:y2="18.336cm" draw:start-shape="id14" draw:start-glue-point="7" draw:end-shape="id8" draw:end-glue-point="7" svg:d="M17764 35036h9652v-16700h-7493" svg:viewBox="0 0 9653 16701">
          <text:p/>
        </draw:connector>
        <draw:connector draw:style-name="gr2" draw:text-style-name="P1" draw:layer="layout" draw:line-skew="1.403cm 17.844cm -0.388cm" svg:x1="14.78cm" svg:y1="36.306cm" svg:x2="5.89cm" svg:y2="8.747cm" draw:start-shape="id14" draw:start-glue-point="6" draw:end-shape="id3" draw:end-glue-point="4" svg:d="M14780 36306v1905h13779v-30353h-22669v889" svg:viewBox="0 0 22670 30354">
          <text:p/>
        </draw:connector>
        <draw:frame draw:style-name="gr3" draw:layer="layout" svg:width="2.54cm" svg:height="1.52cm" svg:x="9.636cm" svg:y="9.255cm">
          <draw:text-box>
            <text:p>Yes</text:p>
          </draw:text-box>
        </draw:frame>
        <draw:frame draw:style-name="gr4" draw:layer="layout" svg:width="1.778cm" svg:height="1.673cm" svg:x="6.207cm" svg:y="12.176cm">
          <draw:text-box>
            <text:p>No</text:p>
            <text:p/>
          </draw:text-box>
        </draw:frame>
        <draw:frame draw:style-name="gr5" draw:layer="layout" svg:width="1.905cm" svg:height="1.139cm" svg:x="18.145cm" svg:y="13.192cm">
          <draw:text-box>
            <text:p>No</text:p>
          </draw:text-box>
        </draw:frame>
        <draw:frame draw:style-name="gr5" draw:layer="layout" svg:width="2.032cm" svg:height="1.139cm" svg:x="14.843cm" svg:y="15.859cm">
          <draw:text-box>
            <text:p>Yes</text:p>
          </draw:text-box>
        </draw:frame>
        <draw:frame draw:style-name="gr6" draw:layer="layout" svg:width="2.159cm" svg:height="1.266cm" svg:x="18.145cm" svg:y="29.829cm">
          <draw:text-box>
            <text:p>Yes</text:p>
          </draw:text-box>
        </draw:frame>
        <draw:frame draw:style-name="gr7" draw:layer="layout" svg:width="2.413cm" svg:height="1.393cm" svg:x="14.843cm" svg:y="32.369cm">
          <draw:text-box>
            <text:p>No</text:p>
          </draw:text-box>
        </draw:frame>
        <draw:frame draw:style-name="gr7" draw:layer="layout" svg:width="2.032cm" svg:height="1.393cm" svg:x="17.764cm" svg:y="34.147cm">
          <draw:text-box>
            <text:p>No</text:p>
          </draw:text-box>
        </draw:frame>
        <draw:frame draw:style-name="gr3" draw:layer="layout" svg:width="1.651cm" svg:height="1.52cm" svg:x="14.843cm" svg:y="36.437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07:58:20.594055150</meta:creation-date>
    <dc:date>2016-02-25T09:05:59.062588548</dc:date>
    <meta:editing-duration>PT49M33S</meta:editing-duration>
    <meta:editing-cycles>3</meta:editing-cycles>
    <meta:generator>LibreOffice/4.2.8.2$Linux_X86_64 LibreOffice_project/420m0$Build-2</meta:generator>
    <meta:document-statistic meta:object-count="39"/>
  </office:meta>
</office:document-meta>
</file>